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4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0:Feuille1.C9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30T20:31:19.554742500</dc:date>
    <meta:editing-cycles>278</meta:editing-cycles>
    <meta:editing-duration>P15DT9H45M58S</meta:editing-duration>
    <meta:generator>LibreOffice/25.2.5.2$Windows_X86_64 LibreOffice_project/03d19516eb2e1dd5d4ccd751a0d6f35f35e08022</meta:generator>
    <meta:document-statistic meta:table-count="1" meta:cell-count="12403" meta:object-count="0"/>
  </office:meta>
</office:document-meta>
</file>